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paragraph-properties fo:text-align="center" style:justify-single-word="false"/>
      <style:text-properties style:font-name="Noto Sans CJK JP" fo:font-size="15pt" style:font-name-asian="Noto Sans CJK JP" style:font-size-asian="15pt" style:font-size-complex="15pt"/>
    </style:style>
    <style:style style:name="P2" style:family="paragraph" style:parent-style-name="Standard">
      <style:text-properties style:font-name="Noto Sans CJK JP" fo:font-size="15pt" style:font-name-asian="Noto Sans CJK JP" style:font-size-asian="15pt" style:font-size-complex="15pt"/>
    </style:style>
    <style:style style:name="P3" style:family="paragraph" style:parent-style-name="Standard">
      <style:text-properties style:font-name="Noto Sans CJK JP" fo:font-size="15pt" officeooo:paragraph-rsid="001803e1" style:font-name-asian="Noto Sans CJK JP" style:font-size-asian="15pt" style:font-size-complex="15pt"/>
    </style:style>
    <style:style style:name="P4" style:family="paragraph" style:parent-style-name="Standard">
      <style:text-properties style:font-name="Noto Sans CJK JP" fo:font-size="20pt" officeooo:paragraph-rsid="001803e1" style:font-name-asian="Noto Sans CJK JP" style:font-size-asian="20pt" style:font-size-complex="20pt"/>
    </style:style>
    <style:style style:name="P5" style:family="paragraph" style:parent-style-name="Standard">
      <style:text-properties style:font-name="Noto Sans CJK JP" fo:font-size="15pt" fo:font-weight="bold" officeooo:paragraph-rsid="0018517b" style:font-name-asian="Noto Sans CJK JP" style:font-size-asian="15pt" style:font-weight-asian="bold" style:font-size-complex="15pt" style:font-weight-complex="bold"/>
    </style:style>
    <style:style style:name="P6" style:family="paragraph" style:parent-style-name="Standard">
      <style:text-properties style:font-name="Noto Sans CJK JP" fo:font-size="15pt" fo:font-weight="normal" officeooo:paragraph-rsid="0018517b" style:font-name-asian="Noto Sans CJK JP" style:font-size-asian="15pt" style:font-weight-asian="normal" style:font-size-complex="15pt" style:font-weight-complex="normal"/>
    </style:style>
    <style:style style:name="P7" style:family="paragraph" style:parent-style-name="Standard">
      <style:text-properties style:font-name="Noto Sans CJK JP" officeooo:paragraph-rsid="0018ecc2" style:font-name-asian="Noto Sans CJK JP"/>
    </style:style>
    <style:style style:name="P8" style:family="paragraph" style:parent-style-name="Standard">
      <style:text-properties fo:font-variant="normal" fo:text-transform="none" fo:color="#000000" loext:opacity="100%" style:text-line-through-style="none" style:text-line-through-type="none" style:font-name="Noto Sans CJK JP" fo:font-size="14pt" fo:letter-spacing="normal" style:text-underline-style="none" fo:font-weight="normal" officeooo:rsid="0018ecc2" officeooo:paragraph-rsid="0018ecc2" style:text-blinking="false" style:font-name-asian="Noto Sans CJK JP" style:font-size-asian="14pt" style:font-style-asian="normal" style:font-weight-asian="normal" style:font-size-complex="14pt" style:font-weight-complex="normal" loext:padding="0cm" loext:border="none"/>
    </style:style>
    <style:style style:name="P9" style:family="paragraph" style:parent-style-name="Standard">
      <style:text-properties fo:font-variant="normal" fo:text-transform="none" fo:color="#000000" loext:opacity="100%" style:text-line-through-style="none" style:text-line-through-type="none" style:font-name="Noto Sans CJK JP" fo:font-size="20pt" fo:letter-spacing="normal" style:text-underline-style="none" fo:font-weight="normal" officeooo:rsid="0018ecc2" officeooo:paragraph-rsid="0018ecc2" style:text-blinking="false" style:font-name-asian="Noto Sans CJK JP" style:font-size-asian="20pt" style:font-style-asian="normal" style:font-weight-asian="normal" style:font-size-complex="20pt" style:font-weight-complex="normal" loext:padding="0cm" loext:border="none"/>
    </style:style>
    <style:style style:name="P10" style:family="paragraph" style:parent-style-name="Standard">
      <style:text-properties style:font-name="Noto Sans CJK JP" fo:font-size="14pt" fo:font-weight="normal" officeooo:paragraph-rsid="0018517b" style:font-name-asian="Noto Sans CJK JP" style:font-size-asian="14pt" style:font-weight-asian="normal" style:font-size-complex="14pt" style:font-weight-complex="normal"/>
    </style:style>
    <style:style style:name="P11" style:family="paragraph" style:parent-style-name="Standard">
      <style:text-properties style:font-name="Noto Sans CJK JP" fo:font-size="20pt" fo:font-weight="normal" officeooo:paragraph-rsid="0018517b" style:font-name-asian="Noto Sans CJK JP" style:font-size-asian="20pt" style:font-weight-asian="normal" style:font-size-complex="20pt" style:font-weight-complex="normal"/>
    </style:style>
    <style:style style:name="P12" style:family="paragraph" style:parent-style-name="Standard">
      <style:text-properties style:font-name="Noto Sans CJK JP" fo:font-size="14pt" fo:font-weight="normal" officeooo:paragraph-rsid="001cb160" style:font-name-asian="Noto Sans CJK JP" style:font-size-asian="14pt" style:font-weight-asian="normal" style:font-size-complex="14pt" style:font-weight-complex="normal"/>
    </style:style>
    <style:style style:name="P13" style:family="paragraph" style:parent-style-name="Standard">
      <style:text-properties style:font-name="Noto Sans CJK JP" fo:font-size="20pt" fo:font-weight="normal" officeooo:paragraph-rsid="001cb160" style:font-name-asian="Noto Sans CJK JP" style:font-size-asian="20pt" style:font-weight-asian="normal" style:font-size-complex="20pt" style:font-weight-complex="normal"/>
    </style:style>
    <style:style style:name="P14" style:family="paragraph" style:parent-style-name="Standard">
      <style:text-properties style:font-name="Noto Sans CJK JP" fo:font-size="14pt" fo:font-weight="bold" officeooo:paragraph-rsid="0018517b" style:font-name-asian="Noto Sans CJK JP" style:font-size-asian="14pt" style:font-weight-asian="bold" style:font-size-complex="14pt" style:font-weight-complex="bold"/>
    </style:style>
    <style:style style:name="P15" style:family="paragraph" style:parent-style-name="Standard">
      <style:text-properties style:font-name="Noto Sans CJK JP" fo:font-size="18pt" fo:font-weight="normal" officeooo:paragraph-rsid="0018517b" style:font-name-asian="Noto Sans CJK JP" style:font-size-asian="18pt" style:font-weight-asian="normal" style:font-size-complex="18pt" style:font-weight-complex="normal"/>
    </style:style>
    <style:style style:name="P16" style:family="paragraph" style:parent-style-name="Standard">
      <style:text-properties style:font-name="Noto Sans CJK JP" fo:font-size="14pt" fo:font-weight="normal" officeooo:paragraph-rsid="002336af" style:font-name-asian="Noto Sans CJK JP" style:font-size-asian="14pt" style:font-weight-asian="normal" style:font-size-complex="14pt" style:font-weight-complex="normal"/>
    </style:style>
    <style:style style:name="P17" style:family="paragraph" style:parent-style-name="Standard">
      <style:text-properties style:font-name="Noto Sans CJK JP" fo:font-size="18pt" fo:font-weight="normal" officeooo:paragraph-rsid="002336af" style:font-name-asian="Noto Sans CJK JP" style:font-size-asian="18pt" style:font-weight-asian="normal" style:font-size-complex="18pt" style:font-weight-complex="normal"/>
    </style:style>
    <style:style style:name="P18" style:family="paragraph" style:parent-style-name="Standard">
      <style:text-properties style:font-name="Noto Sans CJK JP" fo:font-size="14pt" fo:font-weight="normal" officeooo:paragraph-rsid="002504ec" style:font-name-asian="Noto Sans CJK JP" style:font-size-asian="14pt" style:font-weight-asian="normal" style:font-size-complex="14pt" style:font-weight-complex="normal"/>
    </style:style>
    <style:style style:name="P19" style:family="paragraph" style:parent-style-name="Standard">
      <style:text-properties style:font-name="Noto Sans CJK JP" fo:font-size="14pt" fo:font-weight="normal" officeooo:paragraph-rsid="0025221b" style:font-name-asian="Noto Sans CJK JP" style:font-size-asian="14pt" style:font-weight-asian="normal" style:font-size-complex="14pt" style:font-weight-complex="normal"/>
    </style:style>
    <style:style style:name="P20" style:family="paragraph" style:parent-style-name="Standard">
      <style:text-properties style:font-name="Noto Sans CJK JP" fo:font-size="20pt" fo:font-weight="normal" officeooo:paragraph-rsid="0025221b" style:font-name-asian="Noto Sans CJK JP" style:font-size-asian="20pt" style:font-weight-asian="normal" style:font-size-complex="20pt" style:font-weight-complex="normal"/>
    </style:style>
    <style:style style:name="T1" style:family="text">
      <style:text-properties fo:font-weight="normal" style:font-weight-asian="normal" style:font-weight-complex="normal"/>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variant="normal" fo:text-transform="none" fo:color="#000000" loext:opacity="100%" style:text-line-through-style="none" style:text-line-through-type="none" fo:font-size="14pt" fo:letter-spacing="normal" style:text-underline-style="none" fo:font-weight="normal" officeooo:rsid="0018ecc2" style:text-blinking="false" style:font-size-asian="14pt" style:font-style-asian="normal" style:font-weight-asian="normal" style:font-size-complex="14pt" style:font-weight-complex="normal" loext:padding="0cm" loext:border="none"/>
    </style:style>
    <style:style style:name="T4" style:family="text">
      <style:text-properties fo:font-variant="normal" fo:text-transform="none" fo:color="#0c0c14" loext:opacity="100%" fo:font-size="14pt" fo:letter-spacing="normal" style:font-size-asian="14pt" style:font-style-asian="normal" style:font-weight-asian="normal" style:font-size-complex="14pt"/>
    </style:style>
    <style:style style:name="T5" style:family="text">
      <style:text-properties officeooo:rsid="001cb1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国防戦略2026</text:p>
      <text:p text:style-name="P2"/>
      <text:p text:style-name="P2">国防戦略が公開された。国防戦略2026では、国家安全保障戦略（NSS）と平仄を合わせるように、冒頭で歴代政権の戦略的失敗を指摘している。</text:p>
      <text:p text:style-name="P2"/>
      <text:p text:style-name="P2">「長きにわたり、米国政府は国民とその具体的な利益を最優先することを見過ごしてきたばかりか、拒んできた。歴代政権は、軍事的優位性や国民の命、善意、資源を、壮大な国家建設プロジェクトや「ルールに基づく国際秩序」といった空想的な抽象概念を守るという自己満足的な公約に浪費してきた。」</text:p>
      <text:p text:style-name="P2"/>
      <text:p text:style-name="P2">そして、「国防総省はもはや介入主義、終わりのない戦争、政権交代、</text:p>
      <text:p text:style-name="P2">国家建設に気を取られることはない。代わりに、我々は国民の現実的で具体的な利益を最優先する。 我々は「強さによる真の平和」という政策を支持する。平和を目標としつつ戦争を抑止する剣と盾となるが、必要とあれば国のための戦争に臨み勝利する覚悟で臨む。」と述べている。</text:p>
      <text:p text:style-name="P2"/>
      <text:p text:style-name="P2">強さによる平和、つまり戦争の抑止は、最善の方法で管理する手段に対する、焦点を絞った真に戦略的なアプローチを意味する。</text:p>
      <text:p text:style-name="P2"/>
      <text:p text:style-name="P3">「我々は戦士としての精神を回復し、統合軍を再構築する。そうすることで、米国の敵が我々の決意や脅威に断固として対応する能力を決して疑うことがないようにする。」これは国防予算の増額として現れており、2027年の国防予算は1.5兆ドルにするとトランプ大統領は発言している。</text:p>
      <text:p text:style-name="P3"/>
      <text:p text:style-name="P3">「 同盟国やパートナーには自らの役割を果たすよう求め、彼らが責任を果たす際には支援の手を差し伸べる。」これは、日本にとって米国同様に防衛予算の増額として表面化し、主に米国製兵器の購入となる。罫線能力が欠如している自衛隊の場合には、陸海空の各種ミサイル、弾薬・魚雷など増強となる。</text:p>
      <text:p text:style-name="P3"/>
      <text:p text:style-name="P3"><text:soft-page-break/></text:p>
      <text:p text:style-name="P3"/>
      <text:p text:style-name="P3"/>
      <text:p text:style-name="P3">「アメリカ国民の利益を守り推進するどころか、彼らは国境を開放し、モンロー主義の英知を忘れ、米州における影響力を放棄し、防衛産業基盤（DIB）を含むアメリカの産業を海外移転させた。この基盤こそが我</text:p>
      <text:p text:style-name="P3">が軍の生命線である。」これは、国防産業の再構築を意味しているが、大戦期から冷戦期における産業の復興は難しいだろうと感ずる。</text:p>
      <text:p text:style-name="P3"/>
      <text:p text:style-name="P4">国防戦略：はじめに</text:p>
      <text:p text:style-name="P3"/>
      <text:p text:style-name="P5">●<text:span text:style-name="T1">「米国本土を守る」には、ゴールデン・ドーム・フォー・アメリカ計画と無人航空機脅威対策への新たな重点化を通じて、我が国の空域を防衛するとあり、西半球全域において米国の国益を積極的に、かつ恐れずに守る。 我々は、パナマ運河、アメリカ湾、グリーンランドといった重要地域への米軍及び商業アクセスの確保を保証する、とある。</text:span></text:p>
      <text:p text:style-name="P6"/>
      <text:p text:style-name="P6">重要なのは、西半球は米国の勢力圏なので、「カナダから中南米のパートナーに至る近隣諸国とは誠意を持って関わるが、彼らが共通の利益を守るために自らの役割を尊重し果たすことを確実にさせる。そして、彼らがそうしない場合には、米国の利益を具体的に推進する、的を絞った断固たる行動を取る用意がある。これがモンロー主義に対するトランプ補則である。」としており、反米政権には軍事をプション含むあらゆる手段が行使されるだろう。カナダは、カーニー首相や軍のトップ参謀総長も警戒と危機を認識している発言を行っている。</text:p>
      <text:p text:style-name="P6"/>
      <text:p text:style-name="P6">●「対立ではなく力によるインド太平洋における中国抑止」</text:p>
      <text:p text:style-name="P6">これは重要で、国防力の再構築と同盟国の再武装を含めて、戦争なき勢力均衡を目指すもので、将にスパイクマンの地政学を実践している内容である。</text:p>
      <text:p text:style-name="P7"><text:span text:style-name="T2">「北京との戦略的安定の維持、およびより広範な衝突回避と緊張緩和に焦点を当てつつ、中国人民解放軍（PLA）との軍事間コミュニケーションの範囲を拡大する。」とあり意思疎通を重視している。しかし</text:span><text:span text:style-name="T3">、直近</text:span><text:soft-page-break/><text:span text:style-name="T3">の1</text:span><text:span text:style-name="T4">月24日、中国国防省は中国人民解放軍の制服組トップ、張又侠・中央軍事委員会副主席（75）と同委統合参謀部長・劉振立（61）の二人を重大な規律違反と法律違反の疑いで調査すると発表している。今までにも何衛東、苗華ら十数名の軍高級将官の粛清で、異例の事態である。以前から話題の張又侠は、政治局員である。</text:span></text:p>
      <text:p text:style-name="P8"/>
      <text:p text:style-name="P8">重要なのは「我々は第一列島線（FIC）に沿って強力な拒否防衛体制を構築する。」とあり、日本の海空戦力の拡大・強化が必要となることが示されている。米軍は第二列島線に下がるので、中国の軍事力に対処するのは、日本が主体となる。問題は、中国海軍は、グレーゾーン戦略をとるので海上民兵など非正規戦となり、自衛隊はうまく対処できないだろうと感ずる。</text:p>
      <text:p text:style-name="P8"/>
      <text:p text:style-name="P8">●同盟国・パートナー国との負担分担を強化する。</text:p>
      <text:p text:style-name="P8">2026年の国防授権法には、台湾向けに10億ドルの予算が確保され、韓国・日本向けの武器・装備・弾薬等の有償供与についても計上されている。<text:line-break/>日本は、莫大な国家債務を抱え、国債の長期金利上昇や円安のダブルパンチの中、防衛予算を2％から3.5％程度まで増額することを求められている。</text:p>
      <text:p text:style-name="P8"/>
      <text:p text:style-name="P8">●米国の防衛産業基盤を強化せよ。</text:p>
      <text:p text:style-name="P8">「戦略産業を米国に回帰させ、過去の世代が海外に移転した産業を再活性化させるという、100年に一度の米国産業復興を主導している。我々は、この歴史的イニシアチブを活用し、自国および同盟国・パートナー国の防衛を支える国防産業を再建する。」とある。ハードルは高いが問題は正しく認識しており、他の国防文書を見ても、粛々と対策が講じられている。しかし、海軍のフリゲート艦調達に関しては失敗を繰り返しており、造船業の衰退も重なって困難な道となっている。</text:p>
      <text:p text:style-name="P8"/>
      <text:p text:style-name="P8">●この冒頭部分の締めくくりは、「強さによる永続的な平和というビジョンを実現するため、常に決断をもって振るわれる準備を整えている。この国防戦略（NDS）がその道筋を示す。」となっている。</text:p>
      <text:p text:style-name="P8"/>
      <text:p text:style-name="P9">国土および西半球（Hemisp<text:span text:style-name="T5">ere）</text:span></text:p>
      <text:p text:style-name="P10">国防戦略では、国土は脅威にさらされているとの認識を示している。不法移民、フェンタニルを始めとする麻薬、サイバー攻撃などを挙げている。</text:p>
      <text:p text:style-name="P10">そして、国防戦略の肝が書かれている。</text:p>
      <text:p text:style-name="P10"><text:soft-page-break/>「国家安全保障戦略（NSS）は国防総省に対し、インド太平洋地域における軍事力の優位な均衡を維持するよう指示している。中国を支配し、屈辱を与え、締め上げるためではない。むしろ我々の目標はそれよりもはるかに限定的で合理的だ。単に中国も他国も、我々や同盟国を支配できないようにすることである。これには政権交代や存亡をかけた闘争は不要だ。 むしろ、米国にとって有利でありながら中国も受け入れられ、共存可能な条件での「良き平和」は実現可能である。これがトランプ大統領の北京との外交における先見的かつ現実的なアプローチの賢明な前提だ。同時に、国防総省の取り組みがこのアプローチを支える基盤となる強さを提供する。」</text:p>
      <text:p text:style-name="P10"/>
      <text:p text:style-name="P10">これは、コルビー国防次官補の「拒否戦略」そのものであり、スパイクマンの地政学が結実した内容である。</text:p>
      <text:p text:style-name="P10"/>
      <text:p text:style-name="P11">ロシア</text:p>
      <text:p text:style-name="P12">ロシアについては、米本土に対するロシアの脅威から防衛する態勢を整える。とあり、欧州戦域における米軍の展開態勢と活動を調整し、米国の利益に対するロシアの脅威と同盟国の能力をより適切に考慮しつつ、NATO内部でも重要な役割を果たし続ける。」</text:p>
      <text:p text:style-name="P12">米国は、NATOから脱退を検討しており、2027年までに現在米軍が担っているNATO担当分野を引き継ぐように求めている、との報道もあるとおり欧州からは軍事力を引き上げるだろう。</text:p>
      <text:p text:style-name="P12"/>
      <text:p text:style-name="P12">続いて「モスクワには欧州覇権を争う余地はない。」とあり、これは正しい認識だと思う。プーチン大統領の演説を聞いているとわかるが、欧州に関心はなく、成長を続ける東方にこそフロンティアがあり、ロシアはそこに人文の居場所を見つけるつもりだ。つまり生存権の確立をめざしており、既に米国と話をしている状況。</text:p>
      <text:p text:style-name="P12"/>
      <text:p text:style-name="P12">「 欧州NATOは経済規模、人口、ひいては潜在的な軍事力においてロシアを圧倒している。同時に、欧州は依然として重要ではあるものの、世界経済におけるシェアは小さく、減少傾向にある。したがって、我々は欧州に関与し続けるが、米国本土の防衛と中国への抑止を優先せねばならず、またそうするつもりである。」これは、明確に欧州から離脱を根拠をしめして語っている部分。国家安全保障戦略と完全に一致している。</text:p>
      <text:p text:style-name="P12"/>
      <text:p text:style-name="P13"><text:soft-page-break/>イラン</text:p>
      <text:p text:style-name="P12">米国は、一貫してイランの核武装を許さないと明言しており、その通りの対応を行っている。しかし、昨年6月の12日間のイスラエル＝イラン戦争は、極超音速ミサイルの威力が、イスラエルの枢要な基地、モサド本部などを破壊したことで従来の認識に変化が生じている。イランのミサイル攻撃を防ぐ手段が、イスラエル、米国にはない。</text:p>
      <text:p text:style-name="P12"/>
      <text:p text:style-name="P13">朝鮮民主主義人民共和国</text:p>
      <text:p text:style-name="P10">「北朝鮮の大型通常戦力の多くは老朽化または整備不良であるが、韓国は北朝鮮の侵攻の脅威に対して警戒を怠ってはならない。 北朝鮮のミサイル部隊は、通常兵器や核兵器、その他の大量破壊兵器を用いて韓国と日本の目標を攻撃する能力を有している。同時に、北朝鮮の核戦力は米国を脅かす能力をますます高めている。」とあり、通常戦力は、1960年代で止まっているレベル。しかし、砲兵火力は38度線に大規模に展開しており、ソウルを射程に収めている。また、ミサイル開発と核兵器製造を粛々と進めている。注目すべきは、ウクライナ戦争に北朝鮮軍が連隊規模の兵力を投入していること。実戦経験を積むには丁度よい。ロシアからの軍事協力により通常戦力も改善される傾向にある。</text:p>
      <text:p text:style-name="P10"/>
      <text:p text:style-name="P11">同時多発攻撃の問題と同盟国間 負担分担への影響</text:p>
      <text:p text:style-name="P10">「米国とその同盟国が、複数の戦域にまたがり、協調的あるいは機会主義的な形で複数の潜在的敵対勢力が共同行動を起こす可能性に備えるのは当然の措置である。同盟国やパートナー諸国が過去数十年にわたり防衛に十分な投資を行っていれば、このようなシナリオは懸念材料とならなかっただろう。しかし実際にはそうではなかった。ごく一部の例外を除き、彼らは米国に防衛を委ねることに甘んじ、防衛費を削減し、代わりに公共福祉やその他の国内プログラムに投資してきた。</text:p>
      <text:p text:style-name="P10">過失があったのは彼らだけではない。確かに、自国の防衛に投資不足だったのは彼ら自身の決断である。しかし、この決断は往々にして過去の米国政策立案者によって助長されたもので、彼らは米国がパートナーというより依存関係にある同盟国から利益を得ていると軽率に信じていたのである。」</text:p>
      <text:p text:style-name="P10"/>
      <text:p text:style-name="P10">長い引用だが、米国の同盟国に対する認識は上記の通りで、特に欧州と日本に厳しい。日本は、軽武装で民間ビジネスや投資を優先し、防衛をおろそか<text:soft-page-break/>にしてきて80年が経過した。自分の国は自分で防衛するという、当たり前の状態に戻る必要に迫られている。次の文面でそれは明らかである。</text:p>
      <text:p text:style-name="P10"/>
      <text:p text:style-name="P10">「我々はNSSの指示に従い、世界の主要地域それぞれにおいて有利な勢力均衡を維持する。 米軍が国土防衛とインド太平洋地域に注力する中、その他の地域の同盟国・パートナー国は、米軍による重要ではあるがより限定的な支援を受けつつ、自国の防衛について主要な責任を担うことになる。」」</text:p>
      <text:p text:style-name="P10"/>
      <text:p text:style-name="P11">戦略的アプローチ</text:p>
      <text:p text:style-name="P10">戦略的アプローチは、以下の主要な取り組み方針（LOE）に基づいている：</text:p>
      <text:p text:style-name="P10">　1. 米国本土の防衛</text:p>
      <text:p text:style-name="P10">　2. 対立ではなく強さによるインド太平洋地域における中国への抑止</text:p>
      <text:p text:style-name="P10">　3. 同盟国・パートナー国との負担分担を強化する</text:p>
      <text:p text:style-name="P10">　4. 米国防衛産業基盤の強化</text:p>
      <text:p text:style-name="P10"/>
      <text:p text:style-name="P14">米戦争省は、西半球における米軍の優位性を回復させる。我々はこれを活用し、祖国と地域全体の重要地帯へのアクセスを保護する。また敵対勢力が我々の半球に軍隊やその他の脅威となる能力を配置する能力を阻止する。これがモンロー主義に対するトランプ補則である―この半球における米国の権力と特権を、米国人の利益に沿って常識的かつ強力に回復させるものだ。</text:p>
      <text:p text:style-name="P14"/>
      <text:p text:style-name="P15">重点分野１：「西半球における重要地点の確保」</text:p>
      <text:p text:style-name="P10">「米国は今後、西半球の重要地形へのアクセスや影響力を放棄しない。従って国防総省（DoD）は、北極から南米に至る重要地形、特にグリーンランド、アメリカ湾、パナマ運河への米軍の軍事・商業アクセスを保証する信頼性のある選択肢を大統領に提供する。我々はモンロー主義が現代においても堅持されることを確約する。」</text:p>
      <text:p text:style-name="P10"/>
      <text:p text:style-name="P10">この節のメッセージは明確で、地政学的な観点からも重要な部分。</text:p>
      <text:p text:style-name="P10"/>
      <text:p text:style-name="P15">重点分野２：対立ではなく強さによるインド太平洋地域における中国抑止</text:p>
      <text:p text:style-name="P10">米戦争省は、インド太平洋地域での戦略的安定性を高める支援を行い、より広範な衝突回避と緊張緩和を目指すとし、貿易が自由かつ公正に流通し、す<text:soft-page-break/>べての国が繁栄し、各国の利益が尊重される「良き平和」への強い意志を表明している。最重要方針は、「強さによる平和」である。</text:p>
      <text:p text:style-name="P10">ポイントは、</text:p>
      <text:p text:style-name="P16">①国家安全保障戦略が指示する通り、第一列島線沿いに強力な拒否防衛体制を構築・展開・維持する。</text:p>
      <text:p text:style-name="P16">②地域の同盟国・パートナー国と緊密に連携し、特に効果的な拒否防衛に関連する形で、集団防衛への貢献を促進・支援する。</text:p>
      <text:p text:style-name="P16">である。</text:p>
      <text:p text:style-name="P16">既に述べたように、第一列島線の拒否防衛体制は、日本が米軍の支援を受けて担当する。しかし、人民解放軍は、第一列島線を超えて脅威となる軍事力を無力化するとしているので、台湾・日本西南地域では緊張が継続して高まり、偶発的な衝突もありうるだろう。</text:p>
      <text:p text:style-name="P16"/>
      <text:p text:style-name="P17">重点分野３：同盟国・パートナーとの負担分担強化</text:p>
      <text:p text:style-name="P16">ここでのメッセージも明確で、自国の防衛は自分でやれ、である。</text:p>
      <text:p text:style-name="P16">「脅威に対する防衛の主たる責任を担うよう、賢明かつ慎重に促し支援することを基盤としている。米国は重要ではあるがより限定的な支援を行う。」</text:p>
      <text:p text:style-name="P16"/>
      <text:p text:style-name="P16">西半球</text:p>
      <text:p text:style-name="P16">カナダとメキシコは、国防総省（DoW）やその他の米国機関と連携し、不法移民や麻薬テロリストが米国の国境に到達するのを防ぐなど、半球防衛において重要な役割を担っている。カナダはまた、航空・ミサイル・水中脅威に対する防衛体制の強化を含め、その他の脅威から北米を防衛する上で重要な役割を果たす。</text:p>
      <text:p text:style-name="P16">米国の敵対勢力がグリーンランド、アメリカ湾、パナマ運河といった重要地域を支配または不当な影響力を行使することを阻止する上で、はるかに大きな貢献が可能である。国防総省はこれらの目標推進のため、西半球各国と連携し、適切な対応強化に向けたインセンティブ提供と支援を行う。」</text:p>
      <text:p text:style-name="P16"/>
      <text:p text:style-name="P16">欧州</text:p>
      <text:p text:style-name="P16">「国家安全保障戦略（NSS）が明らかにしているように、欧州が自らの通常戦力防衛において主要な責任を担うことが、同地域が直面する安全保障上の脅威への答えである。したがって国防総省は、NATO同盟国が欧州の通常戦力防衛において主要な責任を担うよう奨励・支援するとともに、米国は重要ではあるがより限定的な支援を行う。この取り組みの中核として、国防総省<text:soft-page-break/>は同盟国と緊密に連携し、ハーグサミットで表明した防衛支出公約の履行を確保する。 また、これらの目標達成に向けNATOプロセスを活用するとともに、大西洋横断防衛産業協力の拡大と防衛貿易障壁の削減に取り組み、米国及び同盟国の防衛目標達成に必要な戦力生産能力を最大化する。」</text:p>
      <text:p text:style-name="P16"/>
      <text:p text:style-name="P16">中東</text:p>
      <text:p text:style-name="P16">「中東の変革は地域の将来に最大の利害関係を持つ者、すなわち地域内の同盟国・パートナーによってのみ実現し得る。我々の任務は、強固な基盤の上に、その取り組みを支援することである。」</text:p>
      <text:p text:style-name="P16"/>
      <text:p text:style-name="P18">中東での重要ポイントは以下の３点：</text:p>
      <text:p text:style-name="P18">「イスラエルの自衛努力を強力に支援すること、</text:p>
      <text:p text:style-name="P18">アラビア湾岸パートナーとの協力を深化させること、</text:p>
      <text:p text:style-name="P18">アブラハム合意を基盤にイスラエルとアラビア湾岸パートナー間の統合を促進すること、である。</text:p>
      <text:p text:style-name="P18"/>
      <text:p text:style-name="P18">アフリカ</text:p>
      <text:p text:style-name="P18">「アフリカにおける優先課題は、イスラム過激派テロリストが地域の安全な避難所を利用して米国本土を攻撃することを防ぐことである。本戦略が掲げる資源持続可能な対テロアプローチに沿い、米国本土を攻撃する能力と意図を併せ持つイスラム過激派テロリストに対し、省庁間及び外国パートナーと</text:p>
      <text:p text:style-name="P18">の緊密な連携を含め、直接行動を取る準備を整える。 同時に、同盟国やパートナーが主導して他のテロ組織を弱体化・壊滅させる取り組みを支援する。」</text:p>
      <text:p text:style-name="P16"/>
      <text:p text:style-name="P16">朝鮮半島</text:p>
      <text:p text:style-name="P18">「韓国は、高い防衛費、強固な防衛産業、徴兵制に支えられた強力な軍事力を有しており、米国による重要ではあるがより限定的な支援のもと、北朝鮮を抑止する主要な責任を担う能力を有している。 北朝鮮からの直接的かつ明白な脅威に直面している韓国には、その意思も存在する。この責任分担の転換は、朝鮮半島における米軍の態勢更新という米国の利益と合致する。これにより、より強固な抑止力を確保できる。そして、米国の防衛優先事項により合致した、より相互に有益な同盟関係を構築し、それによって持続的な平</text:p>
      <text:p text:style-name="P18">和の条件を整える。」</text:p>
      <text:p text:style-name="P16"/>
      <text:p text:style-name="P16"><text:soft-page-break/>重点分野４：米国防衛産業基盤の強化</text:p>
      <text:p text:style-name="P19">「米国防衛産業基盤（DIB）は、わが軍が世界最強であり続けるための再建と適応の基盤である。」と重要性を強調し、「軍の戦闘力は、防衛産業基盤（DIB）が重要な弾薬、システム、プラットフォームを生産・供給・維持することに依存している。我が軍の即応性、殺傷力、射程、生存性——そして究極的には我々が提供する軍事オプション——は、DIBが戦闘優位性を支える装備・物資を安全に開発・配備・維持・補給・輸送する能力に直接結びついている。 したがって我々は、自前の維持能力を強化し、非伝統的ベンダーを育成するとともに、伝統的なDIBベンダー、議会、同盟国・パートナー、その他の連邦省庁と連携し、我が国の比類なき創造性と独創性を再活性化・動員し、革新の精神を再燃させ、産業基盤を回復させる。」</text:p>
      <text:p text:style-name="P19"/>
      <text:p text:style-name="P19">既に情報通信や金融技術など先端的技術を基盤とした経済体制に移行した米国が、改めて製造業などリアルな経済基盤を再構築するというが、これは難しいだろう。あまりにも熟練した労働者や現場技術者が不足しているとの指摘がある。</text:p>
      <text:p text:style-name="P19"/>
      <text:p text:style-name="P20">結論</text:p>
      <text:p text:style-name="P16">「米国の目標は平和である。平和は最高の善である。しかし国民の安全、自由、繁栄を犠牲にする平和ではない。むしろアメリカ国民がふさわしい平和——高貴で誇り高き平和である。」</text:p>
      <text:p text:style-name="P16"/>
      <text:p text:style-name="P16">目標は平和であるとしつつ、「しかし我々戦争省は、この寛大な提案が拒絶された場合に備えている。望ましい平和を願うことと、それを実現することは別物だと理解している。ゆえに、潜在的な敵対者が愚かにも我々の平和的提案を拒否し、代わりに紛争を選択した場合、米軍はアメリカ国民にとって合理的な方法で国家の戦争を戦い、勝利する準備を整えている。」そして「直面する脅威に対応すべく同盟・パートナー体制を刷新する。」とある。</text:p>
      <text:p text:style-name="P16"/>
      <text:p text:style-name="P16">以上、米国の国防戦略を概観した。この米国の明確な戦略転換に際し、欧州と日本がどのように変化していくのか、注視していきたい。</text:p>
      <text:p text:style-name="P2"/>
      <text:p text:style-name="P2"/>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1" style:font-family-asian="'Noto Sans CJK JP'"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4T20:35:36.350241818</meta:creation-date>
    <dc:date>2026-01-25T09:59:57.197620252</dc:date>
    <meta:editing-duration>PT4M51S</meta:editing-duration>
    <meta:editing-cycles>2</meta:editing-cycles>
    <meta:generator>LibreOffice/25.8.4.2$Linux_X86_64 LibreOffice_project/580$Build-2</meta:generator>
    <meta:document-statistic meta:table-count="0" meta:image-count="0" meta:object-count="0" meta:page-count="9" meta:paragraph-count="85" meta:word-count="7360" meta:character-count="7478" meta:non-whitespace-character-count="7457"/>
  </office:meta>
</office:document-meta>
</file>